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2.65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veloppe_temps_moyen" table:style-name="ta1">
        <table:shapes>
          <draw:frame draw:z-index="0" draw:style-name="gr1" draw:text-style-name="P1" svg:width="286.3mm" svg:height="689.83mm" svg:x="656.39mm" svg:y="10.75mm">
            <loext:p draw:notify-on-update-of-ranges="developpe_temps_moyen.A2:developpe_temps_moyen.A95 developpe_temps_moyen.B1:developpe_temps_moyen.B1 developpe_temps_moyen.B2:developpe_temps_moyen.B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9.04mm" svg:height="142.64mm" svg:x="381.11mm" svg:y="8.86mm">
            <loext:p draw:notify-on-update-of-ranges="developpe_temps_moyen.A82:developpe_temps_moyen.A95 developpe_temps_moyen.C82:developpe_temps_moyen.C9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 du ministère</text:p>
          </table:table-cell>
          <table:table-cell office:value-type="string" calcext:value-type="string">
            <text:p>Durée en jours</text:p>
          </table:table-cell>
          <table:table-cell office:value-type="string" calcext:value-type="string">
            <text:p>Nombre de QE</text:p>
          </table:table-cell>
        </table:table-row>
        <table:table-row table:style-name="ro1">
          <table:table-cell office:value-type="string" calcext:value-type="string">
            <text:p>Secrétariat d'État, auprès du ministère de l'économie et des finances, chargé du budget et des comptes public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ère chargé du développement</text:p>
          </table:table-cell>
          <table:table-cell office:value-type="float" office:value="52.0183486238532" calcext:value-type="float">
            <text:p>52,01834862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inistère des affaires étrangères</text:p>
          </table:table-cell>
          <table:table-cell office:value-type="float" office:value="54.3760593220339" calcext:value-type="float">
            <text:p>54,376059322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Secrétariat d'État, auprès de la ministre de la décentralisation, de la réforme de l'État et de la fonction publique, chargé de la réforme territoriale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rétariat d'Etat, auprès du ministre de la défense, chargé des anciens combattants et de la mémoire</text:p>
          </table:table-cell>
          <table:table-cell office:value-type="float" office:value="64.0020449897751" calcext:value-type="float">
            <text:p>64,002044989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Ministère de l'agriculture, de l'agroalimentaire et de la forêt</text:p>
          </table:table-cell>
          <table:table-cell office:value-type="float" office:value="69.6454679560728" calcext:value-type="float">
            <text:p>69,6454679561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Secrétariat d’Etat, auprès du ministère du travail, de l’emploi, de la formation professionnelle et du dialogue social, chargé de la formation professionnelle et de l’apprentissag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ère chargé de l'agroalimentaire</text:p>
          </table:table-cell>
          <table:table-cell office:value-type="float" office:value="70.2755905511811" calcext:value-type="float">
            <text:p>70,27559055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ecrétariat d'État, auprès du ministère des affaires étrangères et du développement international, chargé du développement et de la francophonie</text:p>
          </table:table-cell>
          <table:table-cell office:value-type="float" office:value="80.5" calcext:value-type="float">
            <text:p>80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nistère des affaires étrangères et du développement international</text:p>
          </table:table-cell>
          <table:table-cell office:value-type="float" office:value="81.4674597620714" calcext:value-type="float">
            <text:p>81,467459762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Secrétariat d'État, auprès du ministre de la défense, chargé des anciens combattants et de la mémoire</text:p>
          </table:table-cell>
          <table:table-cell office:value-type="float" office:value="83.0159744408946" calcext:value-type="float">
            <text:p>83,015974440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Secrétariat d'État, auprès du ministère des affaires sociales et de la santé, chargé des personnes handicapées et de la lutte contre l'exclusion</text:p>
          </table:table-cell>
          <table:table-cell office:value-type="float" office:value="83.3" calcext:value-type="float">
            <text:p>83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crétariat d’Etat, auprès du ministère de la ville, de la jeunesse et des sports, chargé de la ville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ère chargé de la francophonie</text:p>
          </table:table-cell>
          <table:table-cell office:value-type="float" office:value="92.7796610169492" calcext:value-type="float">
            <text:p>92,779661016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inistère de l’environnement, de l’énergie et de la mer, chargé des relations internationales sur le climat</text:p>
          </table:table-cell>
          <table:table-cell office:value-type="float" office:value="94.7611940298507" calcext:value-type="float">
            <text:p>94,761194029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Ministère de l'enseignement supérieur et de la recherche</text:p>
          </table:table-cell>
          <table:table-cell office:value-type="float" office:value="99.7567829457364" calcext:value-type="float">
            <text:p>99,756782945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Ministère des familles, de l'enfance et des droits des femmes</text:p>
          </table:table-cell>
          <table:table-cell office:value-type="float" office:value="105.84" calcext:value-type="float">
            <text:p>105,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nistère chargé des Français de l'étranger</text:p>
          </table:table-cell>
          <table:table-cell office:value-type="float" office:value="108.610526315789" calcext:value-type="float">
            <text:p>108,610526315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ecrétariat d'État, auprès du Premier ministre, chargé des relations avec le Parlement</text:p>
          </table:table-cell>
          <table:table-cell office:value-type="float" office:value="116.6" calcext:value-type="float">
            <text:p>116,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ecrétariat d'État, auprès du ministre des affaires étrangères et du développement international, chargé du commerce extérieur, de la promotion du tourisme et des Français de l'étranger</text:p>
          </table:table-cell>
          <table:table-cell office:value-type="float" office:value="116.626436781609" calcext:value-type="float">
            <text:p>116,626436781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ecrétariat d'État, auprès du ministre de l'économie, de l'industrie et du numérique, chargé du commerce, de l'artisanat, de la consommation et de l'économie sociale et solidaire</text:p>
          </table:table-cell>
          <table:table-cell office:value-type="float" office:value="121.885601577909" calcext:value-type="float">
            <text:p>121,885601577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Ministère de la fonction publique</text:p>
          </table:table-cell>
          <table:table-cell office:value-type="float" office:value="124.727272727273" calcext:value-type="float">
            <text:p>124,72727272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nistère chargé de la réussite éducative</text:p>
          </table:table-cell>
          <table:table-cell office:value-type="float" office:value="125.51" calcext:value-type="float">
            <text:p>125,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nistère de l’aménagement du territoire, de la ruralité et des collectivités territoriales</text:p>
          </table:table-cell>
          <table:table-cell office:value-type="float" office:value="127.615384615385" calcext:value-type="float">
            <text:p>127,61538461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inistère de la famille, de l’enfance et des droits des femmes</text:p>
          </table:table-cell>
          <table:table-cell office:value-type="float" office:value="128.333333333333" calcext:value-type="float">
            <text:p>128,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crétariat d'État, auprès de la ministre des affaires sociales, de la santé et des droits des femmes, chargé des des droits des femmes</text:p>
          </table:table-cell>
          <table:table-cell office:value-type="float" office:value="129.862068965517" calcext:value-type="float">
            <text:p>129,86206896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ecrétariat d'État, auprès du ministère de l’environnement, de l’énergie et de la mer, chargé des relations internationales sur le climat, chargé des transports, de la mer et de la pêche</text:p>
          </table:table-cell>
          <table:table-cell office:value-type="float" office:value="131.923076923077" calcext:value-type="float">
            <text:p>131,9230769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crétariat d'État, auprès du ministre des affaires étrangères et du développement international, chargé du développement et de la francophonie</text:p>
          </table:table-cell>
          <table:table-cell office:value-type="float" office:value="138.526315789474" calcext:value-type="float">
            <text:p>138,52631578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inistère chargé des transports, de la mer et de la pêche</text:p>
          </table:table-cell>
          <table:table-cell office:value-type="float" office:value="142.162525184688" calcext:value-type="float">
            <text:p>142,162525184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crétariat d'État, auprès du ministère des affaires sociales et de la santé, chargé des personnes âgées et de l'autonomie</text:p>
          </table:table-cell>
          <table:table-cell office:value-type="float" office:value="142.545454545455" calcext:value-type="float">
            <text:p>142,54545454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nistère de la défense</text:p>
          </table:table-cell>
          <table:table-cell office:value-type="float" office:value="142.559926244622" calcext:value-type="float">
            <text:p>142,559926244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Ministère chargé des relations avec le Parlement</text:p>
          </table:table-cell>
          <table:table-cell office:value-type="float" office:value="143.243902439024" calcext:value-type="float">
            <text:p>143,2439024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inistère des outre-mer</text:p>
          </table:table-cell>
          <table:table-cell office:value-type="float" office:value="144.56652360515" calcext:value-type="float">
            <text:p>144,566523605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ecrétariat d'État, auprès du ministre de la ville, de la jeunesse et des sports, chargé de la politique de la ville</text:p>
          </table:table-cell>
          <table:table-cell office:value-type="float" office:value="151.666666666667" calcext:value-type="float">
            <text:p>151,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ère chargé des anciens combattants</text:p>
          </table:table-cell>
          <table:table-cell office:value-type="float" office:value="152.173228346457" calcext:value-type="float">
            <text:p>152,173228346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Ministère chargé des affaires européennes</text:p>
          </table:table-cell>
          <table:table-cell office:value-type="float" office:value="154.740740740741" calcext:value-type="float">
            <text:p>154,740740740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ecrétariat d’Etat, auprès du ministère de l’aménagement du territoire, de la ruralité et des collectivités territoriales, chargé des collectivités territoriales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nistère du logement et de l’habitat durable</text:p>
          </table:table-cell>
          <table:table-cell office:value-type="float" office:value="158.128205128205" calcext:value-type="float">
            <text:p>158,12820512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nistère des sports, de la jeunesse, de l'éducation populaire et vie associative</text:p>
          </table:table-cell>
          <table:table-cell office:value-type="float" office:value="159.859320046893" calcext:value-type="float">
            <text:p>159,859320046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Ministère chargé de la formation professionnelle et de l'apprentissage</text:p>
          </table:table-cell>
          <table:table-cell office:value-type="float" office:value="161.743362831858" calcext:value-type="float">
            <text:p>161,74336283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ecrétariat d'État, auprès de la ministre de l'écologie, du développement durable et de l'énergie, chargé des transports, de la mer et de la pêche</text:p>
          </table:table-cell>
          <table:table-cell office:value-type="float" office:value="167.399141630901" calcext:value-type="float">
            <text:p>167,399141630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Ministère chargé de l'économie sociale et solidaire et de la consommation</text:p>
          </table:table-cell>
          <table:table-cell office:value-type="float" office:value="170.224383916991" calcext:value-type="float">
            <text:p>170,22438391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Ministère de la culture et de la communication</text:p>
          </table:table-cell>
          <table:table-cell office:value-type="float" office:value="173.328540305011" calcext:value-type="float">
            <text:p>173,32854030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Secrétariat d’Etat, auprès du ministère de l’environnement, de l’énergie et de la mer, chargé des relations internationales sur le climat, chargé de la biodiversité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rétariat d'État, auprès du ministre des affaires étrangères et du développement international, chargé des affaires européennes</text:p>
          </table:table-cell>
          <table:table-cell office:value-type="float" office:value="175.875" calcext:value-type="float">
            <text:p>175,87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Secrétariat d'État, auprès du ministre de l'éducation nationale, de l'enseignement supérieur et de la recherche, chargé de l'enseignement supérieur et de la recherche</text:p>
          </table:table-cell>
          <table:table-cell office:value-type="float" office:value="176.158940397351" calcext:value-type="float">
            <text:p>176,158940397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ecrétariat d'État, auprès du ministre de l'économie, du redressement productif et du numérique, chargé du commerce, de l'artisanat, de la consommation et de l'économie sociale et solidaire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inistère du commerce extérieur</text:p>
          </table:table-cell>
          <table:table-cell office:value-type="float" office:value="179.486363636364" calcext:value-type="float">
            <text:p>179,486363636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inistère de l'éducation nationale</text:p>
          </table:table-cell>
          <table:table-cell office:value-type="float" office:value="185.255991285403" calcext:value-type="float">
            <text:p>185,2559912854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Ministère des affaires sociales, de la santé et des droits des femmes</text:p>
          </table:table-cell>
          <table:table-cell office:value-type="float" office:value="191.035670052019" calcext:value-type="float">
            <text:p>191,0356700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string" calcext:value-type="string">
            <text:p>Secrétariat d'État, auprès de la ministre des affaires sociales, de la santé et des droits des femmes, chargé de la famille, de l'enfance, des personnes âgées et de l'autonomie</text:p>
          </table:table-cell>
          <table:table-cell office:value-type="float" office:value="195.078947368421" calcext:value-type="float">
            <text:p>195,078947368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rétariat d'État, auprès de la ministre de l'éducation nationale, de l'enseignement supérieur et de la recherche, chargé de l'enseignement supérieur et de la recherche</text:p>
          </table:table-cell>
          <table:table-cell office:value-type="float" office:value="199.36" calcext:value-type="float">
            <text:p>199,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nsitère des outre-mer</text:p>
          </table:table-cell>
          <table:table-cell office:value-type="float" office:value="201.923076923077" calcext:value-type="float">
            <text:p>201,92307692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istère du travail, de l'emploi et du dialogue social</text:p>
          </table:table-cell>
          <table:table-cell office:value-type="float" office:value="202.590493601462" calcext:value-type="float">
            <text:p>202,590493601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Ministère de l'éducation nationale, de l'enseignement supérieur et de la recherche</text:p>
          </table:table-cell>
          <table:table-cell office:value-type="float" office:value="203.040829552819" calcext:value-type="float">
            <text:p>203,0408295528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Ministère du logement, de l'égalité des territoires et de la ruralité</text:p>
          </table:table-cell>
          <table:table-cell office:value-type="float" office:value="203.792682926829" calcext:value-type="float">
            <text:p>203,792682926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Secrétariat d'État, auprès de la ministre des affaires sociales, de la santé et des droits des femmes, chargé des personnes handicapées et de la lutte contre l'exclusion</text:p>
          </table:table-cell>
          <table:table-cell office:value-type="float" office:value="206.058252427184" calcext:value-type="float">
            <text:p>206,058252427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Ministère des finances et des comptes publics</text:p>
          </table:table-cell>
          <table:table-cell office:value-type="float" office:value="210.095477386935" calcext:value-type="float">
            <text:p>210,095477386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Ministère de la ville, de la jeunesse et des sports</text:p>
          </table:table-cell>
          <table:table-cell office:value-type="float" office:value="215.5125" calcext:value-type="float">
            <text:p>215,51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Ministère de l'intérieur</text:p>
          </table:table-cell>
          <table:table-cell office:value-type="float" office:value="216.396863691194" calcext:value-type="float">
            <text:p>216,3968636912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string" calcext:value-type="string">
            <text:p>Secrétariat d'État, auprès du ministre des finances et des comptes publics, chargé du budget</text:p>
          </table:table-cell>
          <table:table-cell office:value-type="float" office:value="216.662962962963" calcext:value-type="float">
            <text:p>216,662962963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Ministère de la décentralisation et de la fonction publique</text:p>
          </table:table-cell>
          <table:table-cell office:value-type="float" office:value="220.516962843296" calcext:value-type="float">
            <text:p>220,516962843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Ministère chargé du budget</text:p>
          </table:table-cell>
          <table:table-cell office:value-type="float" office:value="220.923196678775" calcext:value-type="float">
            <text:p>220,923196678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Ministère du travail, de l'emploi, de la formation professionnelle et du dialogue social</text:p>
          </table:table-cell>
          <table:table-cell office:value-type="float" office:value="221.335538184005" calcext:value-type="float">
            <text:p>221,335538184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string" calcext:value-type="string">
            <text:p>Ministère de l'économie et des finances</text:p>
          </table:table-cell>
          <table:table-cell office:value-type="float" office:value="222.186077289571" calcext:value-type="float">
            <text:p>222,1860772896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office:value-type="string" calcext:value-type="string">
            <text:p>Ministère de l'écologie, du développement durable et de l'énergie</text:p>
          </table:table-cell>
          <table:table-cell office:value-type="float" office:value="223.919289897511" calcext:value-type="float">
            <text:p>223,9192898975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Ministère de l'économie, de l'industrie et du numérique</text:p>
          </table:table-cell>
          <table:table-cell office:value-type="float" office:value="227.714551083591" calcext:value-type="float">
            <text:p>227,7145510836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Secrétariat d'État, auprès du ministre de l'économie, du redressement productif et du numérique, chargé du numérique</text:p>
          </table:table-cell>
          <table:table-cell office:value-type="float" office:value="238.276315789474" calcext:value-type="float">
            <text:p>238,27631578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inistère de l'artisanat, du commerce et du tourisme</text:p>
          </table:table-cell>
          <table:table-cell office:value-type="float" office:value="238.696759259259" calcext:value-type="float">
            <text:p>238,696759259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Ministère des affaires sociales et de la santé</text:p>
          </table:table-cell>
          <table:table-cell office:value-type="float" office:value="239.041311351146" calcext:value-type="float">
            <text:p>239,0413113511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string" calcext:value-type="string">
            <text:p>Ministère du logement et de l'égalité des territoires</text:p>
          </table:table-cell>
          <table:table-cell office:value-type="float" office:value="239.831775700935" calcext:value-type="float">
            <text:p>239,831775700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Ministère de la réforme de l'État, de la décentralisation et de la fonction publique</text:p>
          </table:table-cell>
          <table:table-cell office:value-type="float" office:value="248.267257758075" calcext:value-type="float">
            <text:p>248,267257758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Ministère de l'égalité des territoires et du logement</text:p>
          </table:table-cell>
          <table:table-cell office:value-type="float" office:value="249.444301352222" calcext:value-type="float">
            <text:p>249,444301352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Ministère de l'économie, du redressement productif et du numérique</text:p>
          </table:table-cell>
          <table:table-cell office:value-type="float" office:value="251.69375" calcext:value-type="float">
            <text:p>251,6937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Ministère des droits des femmes</text:p>
          </table:table-cell>
          <table:table-cell office:value-type="float" office:value="253.172588832487" calcext:value-type="float">
            <text:p>253,172588832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ecrétariat d'État, auprès du ministre de la ville, de la jeunesse et des sports, chargé des sports</text:p>
          </table:table-cell>
          <table:table-cell office:value-type="float" office:value="265.258823529412" calcext:value-type="float">
            <text:p>265,25882352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emier ministre</text:p>
          </table:table-cell>
          <table:table-cell office:value-type="float" office:value="265.85871559633" calcext:value-type="float">
            <text:p>265,858715596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ecrétariat d'État, auprès de la ministre des affaires sociales et de la santé, chargé des personnes handicapées et de la lutte contre l'exclusion</text:p>
          </table:table-cell>
          <table:table-cell office:value-type="float" office:value="273.720588235294" calcext:value-type="float">
            <text:p>273,720588235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ecrétariat d'État, auprès de la ministre des affaires sociales, de la santé et des droits des femmes, chargé de la famille, des personnes âgées et de l'autonomie</text:p>
          </table:table-cell>
          <table:table-cell office:value-type="float" office:value="275.992366412214" calcext:value-type="float">
            <text:p>275,99236641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inistère de la justice</text:p>
          </table:table-cell>
          <table:table-cell office:value-type="float" office:value="280.072664359862" calcext:value-type="float">
            <text:p>280,0726643599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Ministère chargé de la ville</text:p>
          </table:table-cell>
          <table:table-cell office:value-type="float" office:value="282.724832214765" calcext:value-type="float">
            <text:p>282,72483221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inistère chargé de la famille</text:p>
          </table:table-cell>
          <table:table-cell office:value-type="float" office:value="282.832627118644" calcext:value-type="float">
            <text:p>282,832627118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Ministère chargé des PME, de l'innovation et de l'économie numérique</text:p>
          </table:table-cell>
          <table:table-cell office:value-type="float" office:value="293.015414258189" calcext:value-type="float">
            <text:p>293,015414258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Ministère chargé des handicapés</text:p>
          </table:table-cell>
          <table:table-cell office:value-type="float" office:value="305.287749287749" calcext:value-type="float">
            <text:p>305,287749287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ecrétariat d'État, auprès du ministre de l'économie, de l'industrie et du numérique, chargé du numérique</text:p>
          </table:table-cell>
          <table:table-cell office:value-type="float" office:value="307.134020618557" calcext:value-type="float">
            <text:p>307,13402061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crétariat d'État, auprès de la ministre de la décentralisation et de la fonction publique, chargé de la réforme territoriale</text:p>
          </table:table-cell>
          <table:table-cell office:value-type="float" office:value="308.525" calcext:value-type="float">
            <text:p>308,5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nistère de la décentralisation, de la réforme de l'État et de la fonction publique</text:p>
          </table:table-cell>
          <table:table-cell office:value-type="float" office:value="314.825" calcext:value-type="float">
            <text:p>314,8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nistère du redressement productif</text:p>
          </table:table-cell>
          <table:table-cell office:value-type="float" office:value="334.296357615894" calcext:value-type="float">
            <text:p>334,296357615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Ministère chargé de la décentralisation</text:p>
          </table:table-cell>
          <table:table-cell office:value-type="float" office:value="340.542553191489" calcext:value-type="float">
            <text:p>340,54255319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crétariat d'État, auprès de la ministre des droits des femmes, de la ville, de la jeunesse et des sports, chargé des sports</text:p>
          </table:table-cell>
          <table:table-cell office:value-type="float" office:value="347.666666666667" calcext:value-type="float">
            <text:p>347,666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nistère chargé des personnes âgées et de l'autonomie</text:p>
          </table:table-cell>
          <table:table-cell office:value-type="float" office:value="349.1796875" calcext:value-type="float">
            <text:p>349,17968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inistère des droits des femmes, de la ville, de la jeunesse et des sports</text:p>
          </table:table-cell>
          <table:table-cell office:value-type="float" office:value="353.563636363636" calcext:value-type="float">
            <text:p>353,56363636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ecrétariat d'État, auprès de la ministre des affaires sociales et de la santé, chargé de la famille, des personnes âgées et de l'autonomie</text:p>
          </table:table-cell>
          <table:table-cell office:value-type="float" office:value="358.890510948905" calcext:value-type="float">
            <text:p>358,890510948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ecrétariat d'État, auprès du Premier ministre, chargé de la réforme de l'État et de la simplification</text:p>
          </table:table-cell>
          <table:table-cell office:value-type="float" office:value="371.5" calcext:value-type="float">
            <text:p>371,5</text:p>
          </table:table-cell>
          <table:table-cell office:value-type="float" office:value="112" calcext:value-type="float">
            <text:p>112</text:p>
          </table:table-cell>
        </table:table-row>
      </table:table>
      <table:named-expressions/>
      <table:database-ranges>
        <table:database-range table:name="__Anonymous_Sheet_DB__0" table:target-range-address="developpe_temps_moyen.A1:developpe_temps_moyen.C9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7:48:17.668279206</dc:date>
    <meta:editing-duration>PT33M15S</meta:editing-duration>
    <meta:editing-cycles>1</meta:editing-cycles>
    <meta:document-statistic meta:table-count="1" meta:cell-count="285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31cm" svg:height="68.984cm" xlink:href=".." xlink:type="simple" chart:class="chart:bar" chart:style-name="ch1">
        <chart:legend chart:legend-position="end" svg:x="25.653cm" svg:y="34.193cm" style:legend-expansion="high" chart:style-name="ch2"/>
        <chart:plot-area chart:style-name="ch3" table:cell-range-address="developpe_temps_moyen.A1:developpe_temps_moyen.B95" chart:data-source-has-labels="both" svg:x="0.572cm" svg:y="1.379cm" svg:width="24.509cm" svg:height="66.226cm">
          <chartooo:coordinate-region svg:x="16.912cm" svg:y="1.379cm" svg:width="8.169cm" svg:height="65.579cm"/>
          <chart:axis chart:dimension="x" chart:name="primary-x" chart:style-name="ch4" chartooo:axis-type="auto">
            <chartooo:date-scale/>
            <chart:categories table:cell-range-address="developpe_temps_moyen.A2:developpe_temps_moyen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veloppe_temps_moyen.B2:developpe_temps_moyen.B95" chart:label-cell-address="developpe_temps_moyen.B1:developpe_temps_moyen.B1" chart:class="chart:bar">
            <chart:data-point chart:repeated="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ée en jours</text:p>
                <draw:g>
                  <svg:desc>developpe_temps_moyen.B1:developpe_temps_moye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crétariat d'État, auprès du ministère de l'économie et des finances, chargé du budget et des comptes publics</text:p>
                <draw:g>
                  <svg:desc>developpe_temps_moyen.A2:developpe_temps_moyen.A95</svg:desc>
                </draw:g>
              </table:table-cell>
              <table:table-cell office:value-type="float" office:value="21">
                <text:p>21</text:p>
                <draw:g>
                  <svg:desc>developpe_temps_moyen.B2:developpe_temps_moyen.B95</svg:desc>
                </draw:g>
              </table:table-cell>
            </table:table-row>
            <table:table-row>
              <table:table-cell office:value-type="string">
                <text:p>Ministère chargé du développement</text:p>
              </table:table-cell>
              <table:table-cell office:value-type="float" office:value="52.0183486238532">
                <text:p>52.0183486238532</text:p>
              </table:table-cell>
            </table:table-row>
            <table:table-row>
              <table:table-cell office:value-type="string">
                <text:p>Ministère des affaires étrangères</text:p>
              </table:table-cell>
              <table:table-cell office:value-type="float" office:value="54.3760593220339">
                <text:p>54.3760593220339</text:p>
              </table:table-cell>
            </table:table-row>
            <table:table-row>
              <table:table-cell office:value-type="string">
                <text:p>Secrétariat d'État, auprès de la ministre de la décentralisation, de la réforme de l'État et de la fonction publique, chargé de la réforme territoriale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ecrétariat d'Etat, auprès du ministre de la défense, chargé des anciens combattants et de la mémoire</text:p>
              </table:table-cell>
              <table:table-cell office:value-type="float" office:value="64.0020449897751">
                <text:p>64.0020449897751</text:p>
              </table:table-cell>
            </table:table-row>
            <table:table-row>
              <table:table-cell office:value-type="string">
                <text:p>Ministère de l'agriculture, de l'agroalimentaire et de la forêt</text:p>
              </table:table-cell>
              <table:table-cell office:value-type="float" office:value="69.6454679560728">
                <text:p>69.6454679560728</text:p>
              </table:table-cell>
            </table:table-row>
            <table:table-row>
              <table:table-cell office:value-type="string">
                <text:p>Secrétariat d’Etat, auprès du ministère du travail, de l’emploi, de la formation professionnelle et du dialogue social, chargé de la formation professionnelle et de l’apprentissage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Ministère chargé de l'agroalimentaire</text:p>
              </table:table-cell>
              <table:table-cell office:value-type="float" office:value="70.2755905511811">
                <text:p>70.2755905511811</text:p>
              </table:table-cell>
            </table:table-row>
            <table:table-row>
              <table:table-cell office:value-type="string">
                <text:p>Secrétariat d'État, auprès du ministère des affaires étrangères et du développement international, chargé du développement et de la francophonie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Ministère des affaires étrangères et du développement international</text:p>
              </table:table-cell>
              <table:table-cell office:value-type="float" office:value="81.4674597620714">
                <text:p>81.4674597620714</text:p>
              </table:table-cell>
            </table:table-row>
            <table:table-row>
              <table:table-cell office:value-type="string">
                <text:p>Secrétariat d'État, auprès du ministre de la défense, chargé des anciens combattants et de la mémoire</text:p>
              </table:table-cell>
              <table:table-cell office:value-type="float" office:value="83.0159744408946">
                <text:p>83.0159744408946</text:p>
              </table:table-cell>
            </table:table-row>
            <table:table-row>
              <table:table-cell office:value-type="string">
                <text:p>Secrétariat d'État, auprès du ministère des affaires sociales et de la santé, chargé des personnes handicapées et de la lutte contre l'exclusion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Secrétariat d’Etat, auprès du ministère de la ville, de la jeunesse et des sports, chargé de la ville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Ministère chargé de la francophonie</text:p>
              </table:table-cell>
              <table:table-cell office:value-type="float" office:value="92.7796610169492">
                <text:p>92.7796610169492</text:p>
              </table:table-cell>
            </table:table-row>
            <table:table-row>
              <table:table-cell office:value-type="string">
                <text:p>Ministère de l’environnement, de l’énergie et de la mer, chargé des relations internationales sur le climat</text:p>
              </table:table-cell>
              <table:table-cell office:value-type="float" office:value="94.7611940298507">
                <text:p>94.7611940298507</text:p>
              </table:table-cell>
            </table:table-row>
            <table:table-row>
              <table:table-cell office:value-type="string">
                <text:p>Ministère de l'enseignement supérieur et de la recherche</text:p>
              </table:table-cell>
              <table:table-cell office:value-type="float" office:value="99.7567829457364">
                <text:p>99.7567829457364</text:p>
              </table:table-cell>
            </table:table-row>
            <table:table-row>
              <table:table-cell office:value-type="string">
                <text:p>Ministère des familles, de l'enfance et des droits des femmes</text:p>
              </table:table-cell>
              <table:table-cell office:value-type="float" office:value="105.84">
                <text:p>105.84</text:p>
              </table:table-cell>
            </table:table-row>
            <table:table-row>
              <table:table-cell office:value-type="string">
                <text:p>Ministère chargé des Français de l'étranger</text:p>
              </table:table-cell>
              <table:table-cell office:value-type="float" office:value="108.610526315789">
                <text:p>108.610526315789</text:p>
              </table:table-cell>
            </table:table-row>
            <table:table-row>
              <table:table-cell office:value-type="string">
                <text:p>Secrétariat d'État, auprès du Premier ministre, chargé des relations avec le Parlement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Secrétariat d'État, auprès du ministre des affaires étrangères et du développement international, chargé du commerce extérieur, de la promotion du tourisme et des Français de l'étranger</text:p>
              </table:table-cell>
              <table:table-cell office:value-type="float" office:value="116.626436781609">
                <text:p>116.626436781609</text:p>
              </table:table-cell>
            </table:table-row>
            <table:table-row>
              <table:table-cell office:value-type="string">
                <text:p>Secrétariat d'État, auprès du ministre de l'économie, de l'industrie et du numérique, chargé du commerce, de l'artisanat, de la consommation et de l'économie sociale et solidaire</text:p>
              </table:table-cell>
              <table:table-cell office:value-type="float" office:value="121.885601577909">
                <text:p>121.885601577909</text:p>
              </table:table-cell>
            </table:table-row>
            <table:table-row>
              <table:table-cell office:value-type="string">
                <text:p>Ministère de la fonction publique</text:p>
              </table:table-cell>
              <table:table-cell office:value-type="float" office:value="124.727272727273">
                <text:p>124.727272727273</text:p>
              </table:table-cell>
            </table:table-row>
            <table:table-row>
              <table:table-cell office:value-type="string">
                <text:p>Ministère chargé de la réussite éducative</text:p>
              </table:table-cell>
              <table:table-cell office:value-type="float" office:value="125.51">
                <text:p>125.51</text:p>
              </table:table-cell>
            </table:table-row>
            <table:table-row>
              <table:table-cell office:value-type="string">
                <text:p>Ministère de l’aménagement du territoire, de la ruralité et des collectivités territoriales</text:p>
              </table:table-cell>
              <table:table-cell office:value-type="float" office:value="127.615384615385">
                <text:p>127.615384615385</text:p>
              </table:table-cell>
            </table:table-row>
            <table:table-row>
              <table:table-cell office:value-type="string">
                <text:p>Ministère de la famille, de l’enfance et des droits des femmes</text:p>
              </table:table-cell>
              <table:table-cell office:value-type="float" office:value="128.333333333333">
                <text:p>128.333333333333</text:p>
              </table:table-cell>
            </table:table-row>
            <table:table-row>
              <table:table-cell office:value-type="string">
                <text:p>Secrétariat d'État, auprès de la ministre des affaires sociales, de la santé et des droits des femmes, chargé des des droits des femmes</text:p>
              </table:table-cell>
              <table:table-cell office:value-type="float" office:value="129.862068965517">
                <text:p>129.862068965517</text:p>
              </table:table-cell>
            </table:table-row>
            <table:table-row>
              <table:table-cell office:value-type="string">
                <text:p>Secrétariat d'État, auprès du ministère de l’environnement, de l’énergie et de la mer, chargé des relations internationales sur le climat, chargé des transports, de la mer et de la pêche</text:p>
              </table:table-cell>
              <table:table-cell office:value-type="float" office:value="131.923076923077">
                <text:p>131.923076923077</text:p>
              </table:table-cell>
            </table:table-row>
            <table:table-row>
              <table:table-cell office:value-type="string">
                <text:p>Secrétariat d'État, auprès du ministre des affaires étrangères et du développement international, chargé du développement et de la francophonie</text:p>
              </table:table-cell>
              <table:table-cell office:value-type="float" office:value="138.526315789474">
                <text:p>138.526315789474</text:p>
              </table:table-cell>
            </table:table-row>
            <table:table-row>
              <table:table-cell office:value-type="string">
                <text:p>Ministère chargé des transports, de la mer et de la pêche</text:p>
              </table:table-cell>
              <table:table-cell office:value-type="float" office:value="142.162525184688">
                <text:p>142.162525184688</text:p>
              </table:table-cell>
            </table:table-row>
            <table:table-row>
              <table:table-cell office:value-type="string">
                <text:p>Secrétariat d'État, auprès du ministère des affaires sociales et de la santé, chargé des personnes âgées et de l'autonomie</text:p>
              </table:table-cell>
              <table:table-cell office:value-type="float" office:value="142.545454545455">
                <text:p>142.545454545455</text:p>
              </table:table-cell>
            </table:table-row>
            <table:table-row>
              <table:table-cell office:value-type="string">
                <text:p>Ministère de la défense</text:p>
              </table:table-cell>
              <table:table-cell office:value-type="float" office:value="142.559926244622">
                <text:p>142.559926244622</text:p>
              </table:table-cell>
            </table:table-row>
            <table:table-row>
              <table:table-cell office:value-type="string">
                <text:p>Ministère chargé des relations avec le Parlement</text:p>
              </table:table-cell>
              <table:table-cell office:value-type="float" office:value="143.243902439024">
                <text:p>143.243902439024</text:p>
              </table:table-cell>
            </table:table-row>
            <table:table-row>
              <table:table-cell office:value-type="string">
                <text:p>Ministère des outre-mer</text:p>
              </table:table-cell>
              <table:table-cell office:value-type="float" office:value="144.56652360515">
                <text:p>144.56652360515</text:p>
              </table:table-cell>
            </table:table-row>
            <table:table-row>
              <table:table-cell office:value-type="string">
                <text:p>Secrétariat d'État, auprès du ministre de la ville, de la jeunesse et des sports, chargé de la politique de la ville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string">
                <text:p>Ministère chargé des anciens combattants</text:p>
              </table:table-cell>
              <table:table-cell office:value-type="float" office:value="152.173228346457">
                <text:p>152.173228346457</text:p>
              </table:table-cell>
            </table:table-row>
            <table:table-row>
              <table:table-cell office:value-type="string">
                <text:p>Ministère chargé des affaires européennes</text:p>
              </table:table-cell>
              <table:table-cell office:value-type="float" office:value="154.740740740741">
                <text:p>154.740740740741</text:p>
              </table:table-cell>
            </table:table-row>
            <table:table-row>
              <table:table-cell office:value-type="string">
                <text:p>Secrétariat d’Etat, auprès du ministère de l’aménagement du territoire, de la ruralité et des collectivités territoriales, chargé des collectivités territoriales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Ministère du logement et de l’habitat durable</text:p>
              </table:table-cell>
              <table:table-cell office:value-type="float" office:value="158.128205128205">
                <text:p>158.128205128205</text:p>
              </table:table-cell>
            </table:table-row>
            <table:table-row>
              <table:table-cell office:value-type="string">
                <text:p>Ministère des sports, de la jeunesse, de l'éducation populaire et vie associative</text:p>
              </table:table-cell>
              <table:table-cell office:value-type="float" office:value="159.859320046893">
                <text:p>159.859320046893</text:p>
              </table:table-cell>
            </table:table-row>
            <table:table-row>
              <table:table-cell office:value-type="string">
                <text:p>Ministère chargé de la formation professionnelle et de l'apprentissage</text:p>
              </table:table-cell>
              <table:table-cell office:value-type="float" office:value="161.743362831858">
                <text:p>161.743362831858</text:p>
              </table:table-cell>
            </table:table-row>
            <table:table-row>
              <table:table-cell office:value-type="string">
                <text:p>Secrétariat d'État, auprès de la ministre de l'écologie, du développement durable et de l'énergie, chargé des transports, de la mer et de la pêche</text:p>
              </table:table-cell>
              <table:table-cell office:value-type="float" office:value="167.399141630901">
                <text:p>167.399141630901</text:p>
              </table:table-cell>
            </table:table-row>
            <table:table-row>
              <table:table-cell office:value-type="string">
                <text:p>Ministère chargé de l'économie sociale et solidaire et de la consommation</text:p>
              </table:table-cell>
              <table:table-cell office:value-type="float" office:value="170.224383916991">
                <text:p>170.224383916991</text:p>
              </table:table-cell>
            </table:table-row>
            <table:table-row>
              <table:table-cell office:value-type="string">
                <text:p>Ministère de la culture et de la communication</text:p>
              </table:table-cell>
              <table:table-cell office:value-type="float" office:value="173.328540305011">
                <text:p>173.328540305011</text:p>
              </table:table-cell>
            </table:table-row>
            <table:table-row>
              <table:table-cell office:value-type="string">
                <text:p>Secrétariat d’Etat, auprès du ministère de l’environnement, de l’énergie et de la mer, chargé des relations internationales sur le climat, chargé de la biodiversité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Secrétariat d'État, auprès du ministre des affaires étrangères et du développement international, chargé des affaires européennes</text:p>
              </table:table-cell>
              <table:table-cell office:value-type="float" office:value="175.875">
                <text:p>175.875</text:p>
              </table:table-cell>
            </table:table-row>
            <table:table-row>
              <table:table-cell office:value-type="string">
                <text:p>Secrétariat d'État, auprès du ministre de l'éducation nationale, de l'enseignement supérieur et de la recherche, chargé de l'enseignement supérieur et de la recherche</text:p>
              </table:table-cell>
              <table:table-cell office:value-type="float" office:value="176.158940397351">
                <text:p>176.158940397351</text:p>
              </table:table-cell>
            </table:table-row>
            <table:table-row>
              <table:table-cell office:value-type="string">
                <text:p>Secrétariat d'État, auprès du ministre de l'économie, du redressement productif et du numérique, chargé du commerce, de l'artisanat, de la consommation et de l'économie sociale et solidaire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Ministère du commerce extérieur</text:p>
              </table:table-cell>
              <table:table-cell office:value-type="float" office:value="179.486363636364">
                <text:p>179.486363636364</text:p>
              </table:table-cell>
            </table:table-row>
            <table:table-row>
              <table:table-cell office:value-type="string">
                <text:p>Ministère de l'éducation nationale</text:p>
              </table:table-cell>
              <table:table-cell office:value-type="float" office:value="185.255991285403">
                <text:p>185.255991285403</text:p>
              </table:table-cell>
            </table:table-row>
            <table:table-row>
              <table:table-cell office:value-type="string">
                <text:p>Ministère des affaires sociales, de la santé et des droits des femmes</text:p>
              </table:table-cell>
              <table:table-cell office:value-type="float" office:value="191.035670052019">
                <text:p>191.035670052019</text:p>
              </table:table-cell>
            </table:table-row>
            <table:table-row>
              <table:table-cell office:value-type="string">
                <text:p>Secrétariat d'État, auprès de la ministre des affaires sociales, de la santé et des droits des femmes, chargé de la famille, de l'enfance, des personnes âgées et de l'autonomie</text:p>
              </table:table-cell>
              <table:table-cell office:value-type="float" office:value="195.078947368421">
                <text:p>195.078947368421</text:p>
              </table:table-cell>
            </table:table-row>
            <table:table-row>
              <table:table-cell office:value-type="string">
                <text:p>Secrétariat d'État, auprès de la ministre de l'éducation nationale, de l'enseignement supérieur et de la recherche, chargé de l'enseignement supérieur et de la recherche</text:p>
              </table:table-cell>
              <table:table-cell office:value-type="float" office:value="199.36">
                <text:p>199.36</text:p>
              </table:table-cell>
            </table:table-row>
            <table:table-row>
              <table:table-cell office:value-type="string">
                <text:p>Minsitère des outre-mer</text:p>
              </table:table-cell>
              <table:table-cell office:value-type="float" office:value="201.923076923077">
                <text:p>201.923076923077</text:p>
              </table:table-cell>
            </table:table-row>
            <table:table-row>
              <table:table-cell office:value-type="string">
                <text:p>Ministère du travail, de l'emploi et du dialogue social</text:p>
              </table:table-cell>
              <table:table-cell office:value-type="float" office:value="202.590493601462">
                <text:p>202.590493601462</text:p>
              </table:table-cell>
            </table:table-row>
            <table:table-row>
              <table:table-cell office:value-type="string">
                <text:p>Ministère de l'éducation nationale, de l'enseignement supérieur et de la recherche</text:p>
              </table:table-cell>
              <table:table-cell office:value-type="float" office:value="203.040829552819">
                <text:p>203.040829552819</text:p>
              </table:table-cell>
            </table:table-row>
            <table:table-row>
              <table:table-cell office:value-type="string">
                <text:p>Ministère du logement, de l'égalité des territoires et de la ruralité</text:p>
              </table:table-cell>
              <table:table-cell office:value-type="float" office:value="203.792682926829">
                <text:p>203.792682926829</text:p>
              </table:table-cell>
            </table:table-row>
            <table:table-row>
              <table:table-cell office:value-type="string">
                <text:p>Secrétariat d'État, auprès de la ministre des affaires sociales, de la santé et des droits des femmes, chargé des personnes handicapées et de la lutte contre l'exclusion</text:p>
              </table:table-cell>
              <table:table-cell office:value-type="float" office:value="206.058252427184">
                <text:p>206.058252427184</text:p>
              </table:table-cell>
            </table:table-row>
            <table:table-row>
              <table:table-cell office:value-type="string">
                <text:p>Ministère des finances et des comptes publics</text:p>
              </table:table-cell>
              <table:table-cell office:value-type="float" office:value="210.095477386935">
                <text:p>210.095477386935</text:p>
              </table:table-cell>
            </table:table-row>
            <table:table-row>
              <table:table-cell office:value-type="string">
                <text:p>Ministère de la ville, de la jeunesse et des sports</text:p>
              </table:table-cell>
              <table:table-cell office:value-type="float" office:value="215.5125">
                <text:p>215.5125</text:p>
              </table:table-cell>
            </table:table-row>
            <table:table-row>
              <table:table-cell office:value-type="string">
                <text:p>Ministère de l'intérieur</text:p>
              </table:table-cell>
              <table:table-cell office:value-type="float" office:value="216.396863691194">
                <text:p>216.396863691194</text:p>
              </table:table-cell>
            </table:table-row>
            <table:table-row>
              <table:table-cell office:value-type="string">
                <text:p>Secrétariat d'État, auprès du ministre des finances et des comptes publics, chargé du budget</text:p>
              </table:table-cell>
              <table:table-cell office:value-type="float" office:value="216.662962962963">
                <text:p>216.662962962963</text:p>
              </table:table-cell>
            </table:table-row>
            <table:table-row>
              <table:table-cell office:value-type="string">
                <text:p>Ministère de la décentralisation et de la fonction publique</text:p>
              </table:table-cell>
              <table:table-cell office:value-type="float" office:value="220.516962843296">
                <text:p>220.516962843296</text:p>
              </table:table-cell>
            </table:table-row>
            <table:table-row>
              <table:table-cell office:value-type="string">
                <text:p>Ministère chargé du budget</text:p>
              </table:table-cell>
              <table:table-cell office:value-type="float" office:value="220.923196678775">
                <text:p>220.923196678775</text:p>
              </table:table-cell>
            </table:table-row>
            <table:table-row>
              <table:table-cell office:value-type="string">
                <text:p>Ministère du travail, de l'emploi, de la formation professionnelle et du dialogue social</text:p>
              </table:table-cell>
              <table:table-cell office:value-type="float" office:value="221.335538184005">
                <text:p>221.335538184005</text:p>
              </table:table-cell>
            </table:table-row>
            <table:table-row>
              <table:table-cell office:value-type="string">
                <text:p>Ministère de l'économie et des finances</text:p>
              </table:table-cell>
              <table:table-cell office:value-type="float" office:value="222.186077289571">
                <text:p>222.186077289571</text:p>
              </table:table-cell>
            </table:table-row>
            <table:table-row>
              <table:table-cell office:value-type="string">
                <text:p>Ministère de l'écologie, du développement durable et de l'énergie</text:p>
              </table:table-cell>
              <table:table-cell office:value-type="float" office:value="223.919289897511">
                <text:p>223.919289897511</text:p>
              </table:table-cell>
            </table:table-row>
            <table:table-row>
              <table:table-cell office:value-type="string">
                <text:p>Ministère de l'économie, de l'industrie et du numérique</text:p>
              </table:table-cell>
              <table:table-cell office:value-type="float" office:value="227.714551083591">
                <text:p>227.714551083591</text:p>
              </table:table-cell>
            </table:table-row>
            <table:table-row>
              <table:table-cell office:value-type="string">
                <text:p>Secrétariat d'État, auprès du ministre de l'économie, du redressement productif et du numérique, chargé du numérique</text:p>
              </table:table-cell>
              <table:table-cell office:value-type="float" office:value="238.276315789474">
                <text:p>238.276315789474</text:p>
              </table:table-cell>
            </table:table-row>
            <table:table-row>
              <table:table-cell office:value-type="string">
                <text:p>Ministère de l'artisanat, du commerce et du tourisme</text:p>
              </table:table-cell>
              <table:table-cell office:value-type="float" office:value="238.696759259259">
                <text:p>238.696759259259</text:p>
              </table:table-cell>
            </table:table-row>
            <table:table-row>
              <table:table-cell office:value-type="string">
                <text:p>Ministère des affaires sociales et de la santé</text:p>
              </table:table-cell>
              <table:table-cell office:value-type="float" office:value="239.041311351146">
                <text:p>239.041311351146</text:p>
              </table:table-cell>
            </table:table-row>
            <table:table-row>
              <table:table-cell office:value-type="string">
                <text:p>Ministère du logement et de l'égalité des territoires</text:p>
              </table:table-cell>
              <table:table-cell office:value-type="float" office:value="239.831775700935">
                <text:p>239.831775700935</text:p>
              </table:table-cell>
            </table:table-row>
            <table:table-row>
              <table:table-cell office:value-type="string">
                <text:p>Ministère de la réforme de l'État, de la décentralisation et de la fonction publique</text:p>
              </table:table-cell>
              <table:table-cell office:value-type="float" office:value="248.267257758075">
                <text:p>248.267257758075</text:p>
              </table:table-cell>
            </table:table-row>
            <table:table-row>
              <table:table-cell office:value-type="string">
                <text:p>Ministère de l'égalité des territoires et du logement</text:p>
              </table:table-cell>
              <table:table-cell office:value-type="float" office:value="249.444301352222">
                <text:p>249.444301352222</text:p>
              </table:table-cell>
            </table:table-row>
            <table:table-row>
              <table:table-cell office:value-type="string">
                <text:p>Ministère de l'économie, du redressement productif et du numérique</text:p>
              </table:table-cell>
              <table:table-cell office:value-type="float" office:value="251.69375">
                <text:p>251.69375</text:p>
              </table:table-cell>
            </table:table-row>
            <table:table-row>
              <table:table-cell office:value-type="string">
                <text:p>Ministère des droits des femmes</text:p>
              </table:table-cell>
              <table:table-cell office:value-type="float" office:value="253.172588832487">
                <text:p>253.172588832487</text:p>
              </table:table-cell>
            </table:table-row>
            <table:table-row>
              <table:table-cell office:value-type="string">
                <text:p>Secrétariat d'État, auprès du ministre de la ville, de la jeunesse et des sports, chargé des sports</text:p>
              </table:table-cell>
              <table:table-cell office:value-type="float" office:value="265.258823529412">
                <text:p>265.258823529412</text:p>
              </table:table-cell>
            </table:table-row>
            <table:table-row>
              <table:table-cell office:value-type="string">
                <text:p>Premier ministre</text:p>
              </table:table-cell>
              <table:table-cell office:value-type="float" office:value="265.85871559633">
                <text:p>265.85871559633</text:p>
              </table:table-cell>
            </table:table-row>
            <table:table-row>
              <table:table-cell office:value-type="string">
                <text:p>Secrétariat d'État, auprès de la ministre des affaires sociales et de la santé, chargé des personnes handicapées et de la lutte contre l'exclusion</text:p>
              </table:table-cell>
              <table:table-cell office:value-type="float" office:value="273.720588235294">
                <text:p>273.720588235294</text:p>
              </table:table-cell>
            </table:table-row>
            <table:table-row>
              <table:table-cell office:value-type="string">
                <text:p>Secrétariat d'État, auprès de la ministre des affaires sociales, de la santé et des droits des femmes, chargé de la famille, des personnes âgées et de l'autonomie</text:p>
              </table:table-cell>
              <table:table-cell office:value-type="float" office:value="275.992366412214">
                <text:p>275.992366412214</text:p>
              </table:table-cell>
            </table:table-row>
            <table:table-row>
              <table:table-cell office:value-type="string">
                <text:p>Ministère de la justice</text:p>
              </table:table-cell>
              <table:table-cell office:value-type="float" office:value="280.072664359862">
                <text:p>280.072664359862</text:p>
              </table:table-cell>
            </table:table-row>
            <table:table-row>
              <table:table-cell office:value-type="string">
                <text:p>Ministère chargé de la ville</text:p>
              </table:table-cell>
              <table:table-cell office:value-type="float" office:value="282.724832214765">
                <text:p>282.724832214765</text:p>
              </table:table-cell>
            </table:table-row>
            <table:table-row>
              <table:table-cell office:value-type="string">
                <text:p>Ministère chargé de la famille</text:p>
              </table:table-cell>
              <table:table-cell office:value-type="float" office:value="282.832627118644">
                <text:p>282.832627118644</text:p>
              </table:table-cell>
            </table:table-row>
            <table:table-row>
              <table:table-cell office:value-type="string">
                <text:p>Ministère chargé des PME, de l'innovation et de l'économie numérique</text:p>
              </table:table-cell>
              <table:table-cell office:value-type="float" office:value="293.015414258189">
                <text:p>293.015414258189</text:p>
              </table:table-cell>
            </table:table-row>
            <table:table-row>
              <table:table-cell office:value-type="string">
                <text:p>Ministère chargé des handicapés</text:p>
              </table:table-cell>
              <table:table-cell office:value-type="float" office:value="305.287749287749">
                <text:p>305.287749287749</text:p>
              </table:table-cell>
            </table:table-row>
            <table:table-row>
              <table:table-cell office:value-type="string">
                <text:p>Secrétariat d'État, auprès du ministre de l'économie, de l'industrie et du numérique, chargé du numérique</text:p>
              </table:table-cell>
              <table:table-cell office:value-type="float" office:value="307.134020618557">
                <text:p>307.134020618557</text:p>
              </table:table-cell>
            </table:table-row>
            <table:table-row>
              <table:table-cell office:value-type="string">
                <text:p>Secrétariat d'État, auprès de la ministre de la décentralisation et de la fonction publique, chargé de la réforme territoriale</text:p>
              </table:table-cell>
              <table:table-cell office:value-type="float" office:value="308.525">
                <text:p>308.525</text:p>
              </table:table-cell>
            </table:table-row>
            <table:table-row>
              <table:table-cell office:value-type="string">
                <text:p>Ministère de la décentralisation, de la réforme de l'État et de la fonction publique</text:p>
              </table:table-cell>
              <table:table-cell office:value-type="float" office:value="314.825">
                <text:p>314.825</text:p>
              </table:table-cell>
            </table:table-row>
            <table:table-row>
              <table:table-cell office:value-type="string">
                <text:p>Ministère du redressement productif</text:p>
              </table:table-cell>
              <table:table-cell office:value-type="float" office:value="334.296357615894">
                <text:p>334.296357615894</text:p>
              </table:table-cell>
            </table:table-row>
            <table:table-row>
              <table:table-cell office:value-type="string">
                <text:p>Ministère chargé de la décentralisation</text:p>
              </table:table-cell>
              <table:table-cell office:value-type="float" office:value="340.542553191489">
                <text:p>340.542553191489</text:p>
              </table:table-cell>
            </table:table-row>
            <table:table-row>
              <table:table-cell office:value-type="string">
                <text:p>Secrétariat d'État, auprès de la ministre des droits des femmes, de la ville, de la jeunesse et des sports, chargé des sports</text:p>
              </table:table-cell>
              <table:table-cell office:value-type="float" office:value="347.666666666667">
                <text:p>347.666666666667</text:p>
              </table:table-cell>
            </table:table-row>
            <table:table-row>
              <table:table-cell office:value-type="string">
                <text:p>Ministère chargé des personnes âgées et de l'autonomie</text:p>
              </table:table-cell>
              <table:table-cell office:value-type="float" office:value="349.1796875">
                <text:p>349.1796875</text:p>
              </table:table-cell>
            </table:table-row>
            <table:table-row>
              <table:table-cell office:value-type="string">
                <text:p>Ministère des droits des femmes, de la ville, de la jeunesse et des sports</text:p>
              </table:table-cell>
              <table:table-cell office:value-type="float" office:value="353.563636363636">
                <text:p>353.563636363636</text:p>
              </table:table-cell>
            </table:table-row>
            <table:table-row>
              <table:table-cell office:value-type="string">
                <text:p>Secrétariat d'État, auprès de la ministre des affaires sociales et de la santé, chargé de la famille, des personnes âgées et de l'autonomie</text:p>
              </table:table-cell>
              <table:table-cell office:value-type="float" office:value="358.890510948905">
                <text:p>358.890510948905</text:p>
              </table:table-cell>
            </table:table-row>
            <table:table-row>
              <table:table-cell office:value-type="string">
                <text:p>Secrétariat d'État, auprès du Premier ministre, chargé de la réforme de l'État et de la simplification</text:p>
              </table:table-cell>
              <table:table-cell office:value-type="float" office:value="371.5">
                <text:p>37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05cm" svg:height="14.265cm" xlink:href=".." xlink:type="simple" chart:class="chart:bar" chart:style-name="ch1">
        <chart:legend chart:legend-position="end" svg:x="20.562cm" svg:y="6.833cm" style:legend-expansion="high" chart:style-name="ch2"/>
        <chart:plot-area chart:style-name="ch3" table:cell-range-address="developpe_temps_moyen.A82:developpe_temps_moyen.A95 developpe_temps_moyen.C82:developpe_temps_moyen.C95" chart:data-source-has-labels="column" svg:x="0.458cm" svg:y="0.285cm" svg:width="19.646cm" svg:height="13.695cm">
          <chartooo:coordinate-region svg:x="7.498cm" svg:y="0.285cm" svg:width="12.606cm" svg:height="4.565cm"/>
          <chart:axis chart:dimension="x" chart:name="primary-x" chart:style-name="ch4" chartooo:axis-type="auto">
            <chartooo:date-scale/>
            <chart:categories table:cell-range-address="developpe_temps_moyen.A82:developpe_temps_moyen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veloppe_temps_moyen.C82:developpe_temps_moyen.C95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Ministère chargé de la ville</text:p>
                <draw:g>
                  <svg:desc>developpe_temps_moyen.A82:developpe_temps_moyen.A95</svg:desc>
                </draw:g>
              </table:table-cell>
              <table:table-cell office:value-type="float" office:value="149">
                <text:p>149</text:p>
                <draw:g>
                  <svg:desc>developpe_temps_moyen.C82:developpe_temps_moyen.C95</svg:desc>
                </draw:g>
              </table:table-cell>
            </table:table-row>
            <table:table-row>
              <table:table-cell office:value-type="string">
                <text:p>Ministère chargé de la famille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Ministère chargé des PME, de l'innovation et de l'économie numérique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Ministère chargé des handicapés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Secrétariat d'État, auprès du ministre de l'économie, de l'industrie et du numérique, chargé du numérique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Secrétariat d'État, auprès de la ministre de la décentralisation et de la fonction publique, chargé de la réforme territorial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inistère de la décentralisation, de la réforme de l'État et de la fonction publique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inistère du redressement productif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Ministère chargé de la décentralisatio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Secrétariat d'État, auprès de la ministre des droits des femmes, de la ville, de la jeunesse et des sports, chargé des sport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inistère chargé des personnes âgées et de l'autonomie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Ministère des droits des femmes, de la ville, de la jeunesse et des sports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Secrétariat d'État, auprès de la ministre des affaires sociales et de la santé, chargé de la famille, des personnes âgées et de l'autonomie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Secrétariat d'État, auprès du Premier ministre, chargé de la réforme de l'État et de la simplification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